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77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3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ov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2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fo:color="#000000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office:value-type="string">
            <text:p>랩터1</text:p>
          </table:table-cell>
          <table:table-cell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office:value-type="string">
            <text:p>랩터2</text:p>
          </table:table-cell>
          <table:table-cell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office:value-type="string">
            <text:p>랩터3</text:p>
          </table:table-cell>
          <table:table-cell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office:value-type="string">
            <text:p>랩터4</text:p>
          </table:table-cell>
          <table:table-cell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office:value-type="string">
            <text:p>랩터5</text:p>
          </table:table-cell>
          <table:table-cell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office:value-type="string">
            <text:p>랩터6</text:p>
          </table:table-cell>
          <table:table-cell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office:value-type="string">
            <text:p>랩터7</text:p>
          </table:table-cell>
          <table:table-cell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office:value-type="string">
            <text:p>랩터8</text:p>
          </table:table-cell>
          <table:table-cell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office:value-type="string">
            <text:p>랩터9</text:p>
          </table:table-cell>
          <table:table-cell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office:value-type="string">
            <text:p>골램1</text:p>
          </table:table-cell>
          <table:table-cell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office:value-type="string">
            <text:p>골램2</text:p>
          </table:table-cell>
          <table:table-cell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office:value-type="string">
            <text:p>골램3</text:p>
          </table:table-cell>
          <table:table-cell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office:value-type="string">
            <text:p>골램4</text:p>
          </table:table-cell>
          <table:table-cell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office:value-type="string">
            <text:p>골램5</text:p>
          </table:table-cell>
          <table:table-cell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office:value-type="string">
            <text:p>골램6</text:p>
          </table:table-cell>
          <table:table-cell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office:value-type="string">
            <text:p>골램7</text:p>
          </table:table-cell>
          <table:table-cell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office:value-type="string">
            <text:p>골램8</text:p>
          </table:table-cell>
          <table:table-cell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office:value-type="string">
            <text:p>골램9</text:p>
          </table:table-cell>
          <table:table-cell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office:value-type="string">
            <text:p>젤리푸1</text:p>
          </table:table-cell>
          <table:table-cell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office:value-type="string">
            <text:p>젤리푸2</text:p>
          </table:table-cell>
          <table:table-cell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office:value-type="string">
            <text:p>젤리푸3</text:p>
          </table:table-cell>
          <table:table-cell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office:value-type="string">
            <text:p>젤리푸4</text:p>
          </table:table-cell>
          <table:table-cell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office:value-type="string">
            <text:p>젤리푸5</text:p>
          </table:table-cell>
          <table:table-cell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office:value-type="string">
            <text:p>젤리푸6</text:p>
          </table:table-cell>
          <table:table-cell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office:value-type="string">
            <text:p>젤리푸7</text:p>
          </table:table-cell>
          <table:table-cell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office:value-type="string">
            <text:p>젤리푸8</text:p>
          </table:table-cell>
          <table:table-cell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office:value-type="string">
            <text:p>젤리푸9</text:p>
          </table:table-cell>
          <table:table-cell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style-name="Normal_5f_" office:value-type="string">
            <text:p>워터앨리1</text:p>
          </table:table-cell>
          <table:table-cell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style-name="Normal_5f_" office:value-type="string">
            <text:p>워터앨리2</text:p>
          </table:table-cell>
          <table:table-cell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style-name="Normal_5f_" office:value-type="string">
            <text:p>워터앨리3</text:p>
          </table:table-cell>
          <table:table-cell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style-name="Normal_5f_" office:value-type="string">
            <text:p>워터앨리4</text:p>
          </table:table-cell>
          <table:table-cell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style-name="Normal_5f_" office:value-type="string">
            <text:p>워터앨리5</text:p>
          </table:table-cell>
          <table:table-cell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style-name="Normal_5f_" office:value-type="string">
            <text:p>워터앨리6</text:p>
          </table:table-cell>
          <table:table-cell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style-name="Normal_5f_" office:value-type="string">
            <text:p>워터앨리7</text:p>
          </table:table-cell>
          <table:table-cell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style-name="Normal_5f_" office:value-type="string">
            <text:p>워터앨리8</text:p>
          </table:table-cell>
          <table:table-cell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style-name="Normal_5f_" office:value-type="string">
            <text:p>워터앨리9</text:p>
          </table:table-cell>
          <table:table-cell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office:value-type="string">
            <text:p>코볼트1</text:p>
          </table:table-cell>
          <table:table-cell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office:value-type="string">
            <text:p>코볼트2</text:p>
          </table:table-cell>
          <table:table-cell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office:value-type="string">
            <text:p>코볼트3</text:p>
          </table:table-cell>
          <table:table-cell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office:value-type="string">
            <text:p>코볼트4</text:p>
          </table:table-cell>
          <table:table-cell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office:value-type="string">
            <text:p>코볼트5</text:p>
          </table:table-cell>
          <table:table-cell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office:value-type="string">
            <text:p>코볼트6</text:p>
          </table:table-cell>
          <table:table-cell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office:value-type="string">
            <text:p>코볼트7</text:p>
          </table:table-cell>
          <table:table-cell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office:value-type="string">
            <text:p>코볼트8</text:p>
          </table:table-cell>
          <table:table-cell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office:value-type="string">
            <text:p>코볼트9</text:p>
          </table:table-cell>
          <table:table-cell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office:value-type="string">
            <text:p>풍조1</text:p>
          </table:table-cell>
          <table:table-cell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office:value-type="string">
            <text:p>풍조2</text:p>
          </table:table-cell>
          <table:table-cell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office:value-type="string">
            <text:p>풍조3</text:p>
          </table:table-cell>
          <table:table-cell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office:value-type="string">
            <text:p>풍조4</text:p>
          </table:table-cell>
          <table:table-cell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office:value-type="string">
            <text:p>풍조5</text:p>
          </table:table-cell>
          <table:table-cell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office:value-type="string">
            <text:p>풍조6</text:p>
          </table:table-cell>
          <table:table-cell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office:value-type="string">
            <text:p>풍조7</text:p>
          </table:table-cell>
          <table:table-cell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office:value-type="string">
            <text:p>풍조8</text:p>
          </table:table-cell>
          <table:table-cell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office:value-type="string">
            <text:p>풍조9</text:p>
          </table:table-cell>
          <table:table-cell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office:value-type="string">
            <text:p>거미탱크1</text:p>
          </table:table-cell>
          <table:table-cell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office:value-type="string">
            <text:p>거미탱크2</text:p>
          </table:table-cell>
          <table:table-cell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office:value-type="string">
            <text:p>거미탱크3</text:p>
          </table:table-cell>
          <table:table-cell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office:value-type="string">
            <text:p>거미탱크4</text:p>
          </table:table-cell>
          <table:table-cell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office:value-type="string">
            <text:p>거미탱크5</text:p>
          </table:table-cell>
          <table:table-cell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office:value-type="string">
            <text:p>거미탱크6</text:p>
          </table:table-cell>
          <table:table-cell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office:value-type="string">
            <text:p>거미탱크7</text:p>
          </table:table-cell>
          <table:table-cell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office:value-type="string">
            <text:p>거미탱크8</text:p>
          </table:table-cell>
          <table:table-cell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office:value-type="string">
            <text:p>거미탱크9</text:p>
          </table:table-cell>
          <table:table-cell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office:value-type="string">
            <text:p>펌푸킨1</text:p>
          </table:table-cell>
          <table:table-cell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office:value-type="string">
            <text:p>펌푸킨2</text:p>
          </table:table-cell>
          <table:table-cell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office:value-type="string">
            <text:p>펌푸킨3</text:p>
          </table:table-cell>
          <table:table-cell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office:value-type="string">
            <text:p>펌푸킨4</text:p>
          </table:table-cell>
          <table:table-cell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office:value-type="string">
            <text:p>펌푸킨5</text:p>
          </table:table-cell>
          <table:table-cell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office:value-type="string">
            <text:p>펌푸킨6</text:p>
          </table:table-cell>
          <table:table-cell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office:value-type="string">
            <text:p>펌푸킨7</text:p>
          </table:table-cell>
          <table:table-cell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office:value-type="string">
            <text:p>펌푸킨8</text:p>
          </table:table-cell>
          <table:table-cell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office:value-type="string">
            <text:p>펌푸킨9</text:p>
          </table:table-cell>
          <table:table-cell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office:value-type="string">
            <text:p>해골법사1</text:p>
          </table:table-cell>
          <table:table-cell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office:value-type="string">
            <text:p>해골법사2</text:p>
          </table:table-cell>
          <table:table-cell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office:value-type="string">
            <text:p>해골법사3</text:p>
          </table:table-cell>
          <table:table-cell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office:value-type="string">
            <text:p>해골법사4</text:p>
          </table:table-cell>
          <table:table-cell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office:value-type="string">
            <text:p>해골법사5</text:p>
          </table:table-cell>
          <table:table-cell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office:value-type="string">
            <text:p>해골법사6</text:p>
          </table:table-cell>
          <table:table-cell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office:value-type="string">
            <text:p>해골법사7</text:p>
          </table:table-cell>
          <table:table-cell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office:value-type="string">
            <text:p>해골법사8</text:p>
          </table:table-cell>
          <table:table-cell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office:value-type="string">
            <text:p>해골법사9</text:p>
          </table:table-cell>
          <table:table-cell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office:value-type="string">
            <text:p>딱따총맨1</text:p>
          </table:table-cell>
          <table:table-cell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office:value-type="string">
            <text:p>딱따총맨2</text:p>
          </table:table-cell>
          <table:table-cell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office:value-type="string">
            <text:p>딱따총맨3</text:p>
          </table:table-cell>
          <table:table-cell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office:value-type="string">
            <text:p>딱따총맨4</text:p>
          </table:table-cell>
          <table:table-cell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office:value-type="string">
            <text:p>딱따총맨5</text:p>
          </table:table-cell>
          <table:table-cell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office:value-type="string">
            <text:p>딱따총맨6</text:p>
          </table:table-cell>
          <table:table-cell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office:value-type="string">
            <text:p>딱따총맨7</text:p>
          </table:table-cell>
          <table:table-cell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office:value-type="string">
            <text:p>딱따총맨8</text:p>
          </table:table-cell>
          <table:table-cell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office:value-type="string">
            <text:p>딱따총맨9</text:p>
          </table:table-cell>
          <table:table-cell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office:value-type="string">
            <text:p>불페어리1</text:p>
          </table:table-cell>
          <table:table-cell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office:value-type="string">
            <text:p>불페어리2</text:p>
          </table:table-cell>
          <table:table-cell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office:value-type="string">
            <text:p>불페어리3</text:p>
          </table:table-cell>
          <table:table-cell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office:value-type="string">
            <text:p>불페어리4</text:p>
          </table:table-cell>
          <table:table-cell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office:value-type="string">
            <text:p>불페어리5</text:p>
          </table:table-cell>
          <table:table-cell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office:value-type="string">
            <text:p>불페어리6</text:p>
          </table:table-cell>
          <table:table-cell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office:value-type="string">
            <text:p>불페어리7</text:p>
          </table:table-cell>
          <table:table-cell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office:value-type="string">
            <text:p>불페어리8</text:p>
          </table:table-cell>
          <table:table-cell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office:value-type="string">
            <text:p>불페어리9</text:p>
          </table:table-cell>
          <table:table-cell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office:value-type="string">
            <text:p>물페어리1</text:p>
          </table:table-cell>
          <table:table-cell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office:value-type="string">
            <text:p>물페어리2</text:p>
          </table:table-cell>
          <table:table-cell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office:value-type="string">
            <text:p>물페어리3</text:p>
          </table:table-cell>
          <table:table-cell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office:value-type="string">
            <text:p>물페어리4</text:p>
          </table:table-cell>
          <table:table-cell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office:value-type="string">
            <text:p>물페어리5</text:p>
          </table:table-cell>
          <table:table-cell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office:value-type="string">
            <text:p>물페어리6</text:p>
          </table:table-cell>
          <table:table-cell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office:value-type="string">
            <text:p>물페어리7</text:p>
          </table:table-cell>
          <table:table-cell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office:value-type="string">
            <text:p>물페어리8</text:p>
          </table:table-cell>
          <table:table-cell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office:value-type="string">
            <text:p>물페어리9</text:p>
          </table:table-cell>
          <table:table-cell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office:value-type="string">
            <text:p>침묵페어리1</text:p>
          </table:table-cell>
          <table:table-cell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office:value-type="string">
            <text:p>침묵페어리2</text:p>
          </table:table-cell>
          <table:table-cell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office:value-type="string">
            <text:p>침묵페어리3</text:p>
          </table:table-cell>
          <table:table-cell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office:value-type="string">
            <text:p>침묵페어리4</text:p>
          </table:table-cell>
          <table:table-cell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office:value-type="string">
            <text:p>침묵페어리5</text:p>
          </table:table-cell>
          <table:table-cell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office:value-type="string">
            <text:p>침묵페어리6</text:p>
          </table:table-cell>
          <table:table-cell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office:value-type="string">
            <text:p>침묵페어리7</text:p>
          </table:table-cell>
          <table:table-cell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office:value-type="string">
            <text:p>침묵페어리8</text:p>
          </table:table-cell>
          <table:table-cell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office:value-type="string">
            <text:p>침묵페어리9</text:p>
          </table:table-cell>
          <table:table-cell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office:value-type="string">
            <text:p>트리캐라1</text:p>
          </table:table-cell>
          <table:table-cell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office:value-type="string">
            <text:p>트리캐라2</text:p>
          </table:table-cell>
          <table:table-cell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office:value-type="string">
            <text:p>트리캐라3</text:p>
          </table:table-cell>
          <table:table-cell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office:value-type="string">
            <text:p>트리캐라4</text:p>
          </table:table-cell>
          <table:table-cell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office:value-type="string">
            <text:p>트리캐라5</text:p>
          </table:table-cell>
          <table:table-cell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office:value-type="string">
            <text:p>트리캐라6</text:p>
          </table:table-cell>
          <table:table-cell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office:value-type="string">
            <text:p>트리캐라7</text:p>
          </table:table-cell>
          <table:table-cell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office:value-type="string">
            <text:p>트리캐라8</text:p>
          </table:table-cell>
          <table:table-cell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office:value-type="string">
            <text:p>트리캐라9</text:p>
          </table:table-cell>
          <table:table-cell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office:value-type="string">
            <text:p>새끼용1</text:p>
          </table:table-cell>
          <table:table-cell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office:value-type="string">
            <text:p>새끼용2</text:p>
          </table:table-cell>
          <table:table-cell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office:value-type="string">
            <text:p>새끼용3</text:p>
          </table:table-cell>
          <table:table-cell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office:value-type="string">
            <text:p>새끼용4</text:p>
          </table:table-cell>
          <table:table-cell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office:value-type="string">
            <text:p>새끼용5</text:p>
          </table:table-cell>
          <table:table-cell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office:value-type="string">
            <text:p>새끼용6</text:p>
          </table:table-cell>
          <table:table-cell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office:value-type="string">
            <text:p>새끼용7</text:p>
          </table:table-cell>
          <table:table-cell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office:value-type="string">
            <text:p>새끼용8</text:p>
          </table:table-cell>
          <table:table-cell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office:value-type="string">
            <text:p>새끼용9</text:p>
          </table:table-cell>
          <table:table-cell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office:value-type="string">
            <text:p>악마검사1</text:p>
          </table:table-cell>
          <table:table-cell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office:value-type="string">
            <text:p>악마검사2</text:p>
          </table:table-cell>
          <table:table-cell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office:value-type="string">
            <text:p>악마검사3</text:p>
          </table:table-cell>
          <table:table-cell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office:value-type="string">
            <text:p>악마검사4</text:p>
          </table:table-cell>
          <table:table-cell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office:value-type="string">
            <text:p>악마검사5</text:p>
          </table:table-cell>
          <table:table-cell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office:value-type="string">
            <text:p>악마검사6</text:p>
          </table:table-cell>
          <table:table-cell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office:value-type="string">
            <text:p>악마검사7</text:p>
          </table:table-cell>
          <table:table-cell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office:value-type="string">
            <text:p>악마검사8</text:p>
          </table:table-cell>
          <table:table-cell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office:value-type="string">
            <text:p>악마검사9</text:p>
          </table:table-cell>
          <table:table-cell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office:value-type="string">
            <text:p>인간검사1</text:p>
          </table:table-cell>
          <table:table-cell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office:value-type="string">
            <text:p>인간검사2</text:p>
          </table:table-cell>
          <table:table-cell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office:value-type="string">
            <text:p>인간검사3</text:p>
          </table:table-cell>
          <table:table-cell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office:value-type="string">
            <text:p>인간검사4</text:p>
          </table:table-cell>
          <table:table-cell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office:value-type="string">
            <text:p>인간검사5</text:p>
          </table:table-cell>
          <table:table-cell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office:value-type="string">
            <text:p>인간검사6</text:p>
          </table:table-cell>
          <table:table-cell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office:value-type="string">
            <text:p>인간검사7</text:p>
          </table:table-cell>
          <table:table-cell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office:value-type="string">
            <text:p>인간검사8</text:p>
          </table:table-cell>
          <table:table-cell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office:value-type="string">
            <text:p>인간검사9</text:p>
          </table:table-cell>
          <table:table-cell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office:value-type="string">
            <text:p>인간법사1</text:p>
          </table:table-cell>
          <table:table-cell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office:value-type="string">
            <text:p>인간법사2</text:p>
          </table:table-cell>
          <table:table-cell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office:value-type="string">
            <text:p>인간법사3</text:p>
          </table:table-cell>
          <table:table-cell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office:value-type="string">
            <text:p>인간법사4</text:p>
          </table:table-cell>
          <table:table-cell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office:value-type="string">
            <text:p>인간법사5</text:p>
          </table:table-cell>
          <table:table-cell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office:value-type="string">
            <text:p>인간법사6</text:p>
          </table:table-cell>
          <table:table-cell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office:value-type="string">
            <text:p>인간법사7</text:p>
          </table:table-cell>
          <table:table-cell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office:value-type="string">
            <text:p>인간법사8</text:p>
          </table:table-cell>
          <table:table-cell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office:value-type="string">
            <text:p>인간법사9</text:p>
          </table:table-cell>
          <table:table-cell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office:value-type="string">
            <text:p>파리지옥1</text:p>
          </table:table-cell>
          <table:table-cell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office:value-type="string">
            <text:p>파리지옥2</text:p>
          </table:table-cell>
          <table:table-cell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office:value-type="string">
            <text:p>파리지옥3</text:p>
          </table:table-cell>
          <table:table-cell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office:value-type="string">
            <text:p>파리지옥4</text:p>
          </table:table-cell>
          <table:table-cell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office:value-type="string">
            <text:p>파리지옥5</text:p>
          </table:table-cell>
          <table:table-cell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office:value-type="string">
            <text:p>파리지옥6</text:p>
          </table:table-cell>
          <table:table-cell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office:value-type="string">
            <text:p>파리지옥7</text:p>
          </table:table-cell>
          <table:table-cell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office:value-type="string">
            <text:p>파리지옥8</text:p>
          </table:table-cell>
          <table:table-cell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office:value-type="string">
            <text:p>파리지옥9</text:p>
          </table:table-cell>
          <table:table-cell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office:value-type="string">
            <text:p>소라개1</text:p>
          </table:table-cell>
          <table:table-cell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office:value-type="string">
            <text:p>소라개2</text:p>
          </table:table-cell>
          <table:table-cell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office:value-type="string">
            <text:p>소라개3</text:p>
          </table:table-cell>
          <table:table-cell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office:value-type="string">
            <text:p>소라개4</text:p>
          </table:table-cell>
          <table:table-cell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office:value-type="string">
            <text:p>소라개5</text:p>
          </table:table-cell>
          <table:table-cell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office:value-type="string">
            <text:p>소라개6</text:p>
          </table:table-cell>
          <table:table-cell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office:value-type="string">
            <text:p>소라개7</text:p>
          </table:table-cell>
          <table:table-cell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office:value-type="string">
            <text:p>소라개8</text:p>
          </table:table-cell>
          <table:table-cell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office:value-type="string">
            <text:p>소라개9</text:p>
          </table:table-cell>
          <table:table-cell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office:value-type="string">
            <text:p>물통</text:p>
          </table:table-cell>
          <table:table-cell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office:value-type="string">
            <text:p>바위</text:p>
          </table:table-cell>
          <table:table-cell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office:value-type="string">
            <text:p>상자</text:p>
          </table:table-cell>
          <table:table-cell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office:value-type="string">
            <text:p>기사석상</text:p>
          </table:table-cell>
          <table:table-cell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office:value-type="string">
            <text:p>작은시계</text:p>
          </table:table-cell>
          <table:table-cell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office:value-type="string">
            <text:p>큰시계</text:p>
          </table:table-cell>
          <table:table-cell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office:value-type="string">
            <text:p>작은석상자</text:p>
          </table:table-cell>
          <table:table-cell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office:value-type="string">
            <text:p>큰석상자</text:p>
          </table:table-cell>
          <table:table-cell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office:value-type="string">
            <text:p>드릴</text:p>
          </table:table-cell>
          <table:table-cell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office:value-type="string">
            <text:p>보스악마</text:p>
          </table:table-cell>
          <table:table-cell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office:value-type="string">
            <text:p>호로스</text:p>
          </table:table-cell>
          <table:table-cell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office:value-type="string">
            <text:p>보스1</text:p>
          </table:table-cell>
          <table:table-cell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office:value-type="string">
            <text:p>보스2</text:p>
          </table:table-cell>
          <table:table-cell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office:value-type="string">
            <text:p>보스3</text:p>
          </table:table-cell>
          <table:table-cell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office:value-type="string">
            <text:p>보스4</text:p>
          </table:table-cell>
          <table:table-cell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office:value-type="string">
            <text:p>보스5</text:p>
          </table:table-cell>
          <table:table-cell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office:value-type="string">
            <text:p>보스6</text:p>
          </table:table-cell>
          <table:table-cell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office:value-type="string">
            <text:p>보스7</text:p>
          </table:table-cell>
          <table:table-cell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office:value-type="string">
            <text:p>보스8</text:p>
          </table:table-cell>
          <table:table-cell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office:value-type="string">
            <text:p>보스9</text:p>
          </table:table-cell>
          <table:table-cell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office:value-type="string">
            <text:p>보스10</text:p>
          </table:table-cell>
          <table:table-cell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3" office:value-type="string">
            <text:p>연발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4" office:value-type="string">
            <text:p>화살을 정면으로 난사한다.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5" office:value-type="string">
            <text:p>얼음 화살비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4" office:value-type="string">
            <text:p>마법을 실은 화살비로 정면을 전체 공격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5" office:value-type="string">
            <text:p>바운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4" office:value-type="string">
            <text:p>공중으로 띄워 바닥에 내리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5" office:value-type="string">
            <text:p>스카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4" office:value-type="string">
            <text:p>공간을 베는 전체 공격을 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5" office:value-type="string">
            <text:p>화염구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4" office:value-type="string">
            <text:p>강한 돌격으로 적을 쓰러트린다. <text:s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5" office:value-type="string">
            <text:p>토네이도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4" office:value-type="string">
            <text:p>강한 회전으로 주변을 물리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5" office:value-type="string">
            <text:p>뒤구르기지뢰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4" office:value-type="string">
            <text:p>2연속 띄우고 스크류 드라이버 <text:s/>공격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6"/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6" office:value-type="string">
            <text:p>하울링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4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6" office:value-type="string">
            <text:p>마수의 계약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4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6" office:value-type="string">
            <text:p>연계3타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4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6" office:value-type="string">
            <text:p>검사3콤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4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6" office:value-type="string">
            <text:p>승룡권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4" office:value-type="string">
            <text:p>우주병기를 이용하여 전체 공격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6" office:value-type="string">
            <text:p>돌찍기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4" office:value-type="string">
            <text:p>강력한 발칸포로 연사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6" office:value-type="string">
            <text:p>흡기신공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7" office:value-type="string">
            <text:p>2연속 공격후 건으로 난무 <text:s text:c="15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6"/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6" office:value-type="string">
            <text:p>쌍염탄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8" office:value-type="string">
            <text:p>두발의 화염구를 발사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6" office:value-type="string">
            <text:p>토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8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6" office:value-type="string">
            <text:p>스카이락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9" office:value-type="string">
            <text:p>바위를 소환해 몬스터를 띄운다 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50" office:value-type="string">
            <text:p>빙룡소환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51" office:value-type="string">
            <text:p>아이스 드래곤을 소환해 공격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2" office:value-type="string">
            <text:p>블랙홀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4" office:value-type="string">
            <text:p>블랙홀을 소환해 몬스터를 빨아들인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2" office:value-type="string">
            <text:p>뇌룡승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9" office:value-type="string">
            <text:p>썬더드래곤을 소환해 공격한다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9" office:value-type="string">
            <text:p>얼음화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8" office:value-type="string">
            <text:p>얼음화살을 적에게 발사 한다.</text:p>
          </table:table-cell>
          <table:table-cell/>
          <table:table-cell table:style-name="ce41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3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4" office:value-type="string">
            <text:p>소드 마스터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5" office:value-type="string">
            <text:p>검사의 ATT 를 N0% 상승 시켜 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5" office:value-type="string">
            <text:p>생명 증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5" office:value-type="string">
            <text:p>캐릭터의 생명력이 + N0 상승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5" office:value-type="string">
            <text:p>극한의 저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5" office:value-type="string">
            <text:p>HP 20%이하일 경우 공격력 N0% 상승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5" office:value-type="string">
            <text:p>철벽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5" office:value-type="string">
            <text:p>N0% 의 확률로 적의 데미지 가 반감(50%) 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5" office:value-type="string">
            <text:p>맹독수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5" office:value-type="string">
            <text:p>기본타 공격시 N0% 의 확률로 적이 독에 걸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5" office:value-type="string">
            <text:p>고양이 눈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5" office:value-type="string">
            <text:p>어두운 곳에서 시력을 잃지 않는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5" office:value-type="string">
            <text:p>참격 수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5" office:value-type="string">
            <text:p>공간 참격의 크리티컬 확률을 N0% 높힌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4" office:value-type="string">
            <text:p>건 마스터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5" office:value-type="string">
            <text:p>거너 의 ATT 를 <text:s/>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5" office:value-type="string">
            <text:p>치명타 훈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5" office:value-type="string">
            <text:p>치명타 공격력을 N0% 증대 시킨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5" office:value-type="string">
            <text:p>고난도 회피 숙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5" office:value-type="string">
            <text:p>N0% 확률로 치명타 데미지 를 받지 않는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5" office:value-type="string">
            <text:p>에너지 게이트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5" office:value-type="string">
            <text:p>MP 를 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5" office:value-type="string">
            <text:p>감정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5" office:value-type="string">
            <text:p>N0 LV 아이템의 숨겨진 능력을 감정 할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5" office:value-type="string">
            <text:p>스턴샷 강화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5" office:value-type="string">
            <text:p>스턴의 지속 시간을 N0 초 늘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5" office:value-type="string">
            <text:p>힐링팩부스터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5" office:value-type="string">
            <text:p>힐링 능력이 N0% 증가 하고 마나 소모량이 N0% 늘어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4" office:value-type="string">
            <text:p>매직마스터리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5" office:value-type="string">
            <text:p>법사의 ATT 를 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5" office:value-type="string">
            <text:p>상성강화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5" office:value-type="string">
            <text:p>상성 공격에 의한 피해가 N0% <text:s/>증가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5" office:value-type="string">
            <text:p>회복증대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5" office:value-type="string">
            <text:p>HP/MP 의 회복 속도가 N0% 증가 한다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5" office:value-type="string">
            <text:p>기술수련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4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5" office:value-type="string">
            <text:p>10초 이상 쿨타임 을 가지는 스킬 의 쿨 타임이 N0 초 감소 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5" office:value-type="string">
            <text:p>눈부신 성장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5" office:value-type="string">
            <text:p>레벨 업 시 N0% 확률로 추가 능력 치를 상승 시켜 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5" office:value-type="string">
            <text:p>고대어 습득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5" office:value-type="string">
            <text:p>N0Lv 고대언어로 된 서적을 읽을 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5" office:value-type="string">
            <text:p>냉기 훈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4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5" office:value-type="string">
            <text:p>얼음화살 아이스 빙룡 소환의 동결 지속시간을 N0 초 늘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4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4" office:value-type="string">
            <text:p>잡기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5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5" office:value-type="string">
            <text:p>라인이동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4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5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5" office:value-type="string">
            <text:p>데시 어택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4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5" office:value-type="string">
            <text:p>스타일 공통|방향키 앞앞 <text:s/>또는 44 / 66 중 확인 또는 5번키 |데시 후 <text:s/>공격을 한다. <text:s/>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5" office:value-type="string">
            <text:p>가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4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5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5" office:value-type="string">
            <text:p>챠지어택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4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5" office:value-type="string">
            <text:p>건너 전용| 확인 또는 5번 키 누르고 있다 뗀다. |건너 일때 발동 기를 모은 후 발사 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5" office:value-type="string">
            <text:p>마나 충전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5" office:value-type="string">
            <text:p>법사 전용| 확인 또는 5번키 누르고 있는다.|법사일때 <text:s/>마나 충전을 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3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41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37" office:value-type="string">
            <text:p>명성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41" office:value-type="string">
            <text:p>포인트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41" office:value-type="string">
            <text:p>DEX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37" office:value-type="string">
            <text:p>BLK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37" office:value-type="string">
            <text:p>HP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37" office:value-type="string">
            <text:p>MP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37" office:value-type="string">
            <text:p>%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41" office:value-type="string">
            <text:p>Lv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41" office:value-type="string">
            <text:p>소켓 없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37" office:value-type="string">
            <text:p>검사 공격력/방어력 증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37" office:value-type="string">
            <text:p>건너 공격력/크리/회피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37" office:value-type="string">
            <text:p>생명력/방어력/회복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37" office:value-type="string">
            <text:p>법사 공격력/마나/회복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37" office:value-type="string">
            <text:p>여자 전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37" office:value-type="string">
            <text:p>남자 전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37" office:value-type="string">
            <text:p>공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37" office:value-type="string">
            <text:p>노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37" office:value-type="string">
            <text:p>사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37" office:value-type="string">
            <text:p>퀵 슬롯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37" office:value-type="string">
            <text:p>버림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37" office:value-type="string">
            <text:p>이동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37" office:value-type="string">
            <text:p>장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nEquip</text:p>
          </table:table-cell>
          <table:table-cell table:style-name="ce35" office:value-type="string">
            <text:p>unEquip</text:p>
          </table:table-cell>
          <table:table-cell table:style-name="ce37" office:value-type="string">
            <text:p>해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JamStone</text:p>
          </table:table-cell>
          <table:table-cell table:style-name="ce37" office:value-type="string">
            <text:p>잼스톤</text:p>
          </table:table-cell>
          <table:table-cell table:style-name="ce37" office:value-type="string">
            <text:p>잼스톤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Slot_0</text:p>
          </table:table-cell>
          <table:table-cell table:style-name="ce35" office:value-type="string">
            <text:p>Quick slot</text:p>
          </table:table-cell>
          <table:table-cell table:style-name="ce37" office:value-type="string">
            <text:p>슬롯 0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Slot_1</text:p>
          </table:table-cell>
          <table:table-cell table:style-name="ce35" office:value-type="string">
            <text:p>Quick slot</text:p>
          </table:table-cell>
          <table:table-cell table:style-name="ce37" office:value-type="string">
            <text:p>슬롯 #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41" office:value-type="string">
            <text:p>스워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37" office:value-type="string">
            <text:p>건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8" office:value-type="string">
            <text:p>Magic</text:p>
          </table:table-cell>
          <table:table-cell table:style-name="ce37" office:value-type="string">
            <text:p>매직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37" office:value-type="string">
            <text:p>공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41" office:value-type="string">
            <text:p>액티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9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40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41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37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37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37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41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41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41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41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41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41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41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41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37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2">
          <table:table-cell table:style-name="ce5" office:value-type="string">
            <text:p>UP_0</text:p>
          </table:table-cell>
          <table:table-cell table:style-name="ce37" office:value-type="string">
            <text:p>장비</text:p>
          </table:table-cell>
          <table:table-cell table:style-name="ce37" office:value-type="string">
            <text:p>장비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1</text:p>
          </table:table-cell>
          <table:table-cell table:style-name="ce37" office:value-type="string">
            <text:p>강화석</text:p>
          </table:table-cell>
          <table:table-cell table:style-name="ce37" office:value-type="string">
            <text:p>강화석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2</text:p>
          </table:table-cell>
          <table:table-cell table:style-name="ce37" office:value-type="string">
            <text:p>수수료</text:p>
          </table:table-cell>
          <table:table-cell table:style-name="ce37" office:value-type="string">
            <text:p>수수료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3</text:p>
          </table:table-cell>
          <table:table-cell table:style-name="ce37" office:value-type="string">
            <text:p>강화</text:p>
          </table:table-cell>
          <table:table-cell table:style-name="ce37" office:value-type="string">
            <text:p>강화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41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41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41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41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41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장착된 아이템 입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7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구입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8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판매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9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골드가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0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을 조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1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을 강화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2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 강화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3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 강화 성공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4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실패, 강화도 유지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5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실패, 강화도 하락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6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대실패, 아이템 파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2">
          <table:table-cell table:style-name="ce5" office:value-type="string">
            <text:p>GEM_SUM</text:p>
          </table:table-cell>
          <table:table-cell table:style-name="ce32"/>
          <table:table-cell table:style-name="ce41" office:value-type="string">
            <text:p>합계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0</text:p>
          </table:table-cell>
          <table:table-cell table:style-name="ce32"/>
          <table:table-cell table:style-name="ce41" office:value-type="string">
            <text:p>지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1</text:p>
          </table:table-cell>
          <table:table-cell table:style-name="ce32"/>
          <table:table-cell table:style-name="ce41" office:value-type="string">
            <text:p>수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2</text:p>
          </table:table-cell>
          <table:table-cell table:style-name="ce32"/>
          <table:table-cell table:style-name="ce41" office:value-type="string">
            <text:p>화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3</text:p>
          </table:table-cell>
          <table:table-cell table:style-name="ce32"/>
          <table:table-cell table:style-name="ce41" office:value-type="string">
            <text:p>풍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Gold</text:p>
          </table:table-cell>
          <table:table-cell table:style-name="ce32" office:value-type="string">
            <text:p>Gold</text:p>
          </table:table-cell>
          <table:table-cell table:style-name="ce41" office:value-type="string">
            <text:p>Gold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41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41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41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1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41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41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2">
          <table:table-cell table:style-name="ce5" office:value-type="string">
            <text:p>Mix</text:p>
          </table:table-cell>
          <table:table-cell table:style-name="ce41" office:value-type="string">
            <text:p>조합</text:p>
          </table:table-cell>
          <table:table-cell table:style-name="ce41" office:value-type="string">
            <text:p>조합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MakeNum</text:p>
          </table:table-cell>
          <table:table-cell table:style-name="ce41" office:value-type="string">
            <text:p>수량</text:p>
          </table:table-cell>
          <table:table-cell table:style-name="ce41" office:value-type="string">
            <text:p>수량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NeedNum</text:p>
          </table:table-cell>
          <table:table-cell table:style-name="ce41" office:value-type="string">
            <text:p>필요수량</text:p>
          </table:table-cell>
          <table:table-cell table:style-name="ce41" office:value-type="string">
            <text:p>필요수량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41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41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41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41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41" office:value-type="string">
            <text:p>골렘슬레이어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7">
          <table:table-cell table:style-name="ce5" office:value-type="string">
            <text:p>MAINMENU_NAMEM</text:p>
          </table:table-cell>
          <table:table-cell table:style-name="ce42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7">
          <table:table-cell office:value-type="string">
            <text:p>MAINMENU_NAMEW</text:p>
          </table:table-cell>
          <table:table-cell table:style-name="ce42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MAINMENU_TYPE1</text:p>
          </table:table-cell>
          <table:table-cell table:style-name="ce42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MAINMENU_TYPE2</text:p>
          </table:table-cell>
          <table:table-cell table:style-name="ce42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MAINMENU_TYPE3</text:p>
          </table:table-cell>
          <table:table-cell table:style-name="ce42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2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8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9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8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4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4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8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4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0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0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0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4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8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4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8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4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8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4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8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4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8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4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8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4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8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8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8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8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office:forms form:automatic-focus="false" form:apply-design-mode="false"/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style-name="ce85" office:value-type="string">
            <text:p>가방1</text:p>
          </table:table-cell>
          <table:table-cell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style-name="ce85" office:value-type="string">
            <text:p>가방2</text:p>
          </table:table-cell>
          <table:table-cell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style-name="ce85" office:value-type="string">
            <text:p>가방3</text:p>
          </table:table-cell>
          <table:table-cell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style-name="ce85" office:value-type="string">
            <text:p>가방4</text:p>
          </table:table-cell>
          <table:table-cell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style-name="ce85" office:value-type="string">
            <text:p>힐링포션소</text:p>
          </table:table-cell>
          <table:table-cell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style-name="ce85" office:value-type="string">
            <text:p>힐링포션중</text:p>
          </table:table-cell>
          <table:table-cell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style-name="ce85" office:value-type="string">
            <text:p>힐링포션대</text:p>
          </table:table-cell>
          <table:table-cell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style-name="ce85" office:value-type="string">
            <text:p>마나포션소</text:p>
          </table:table-cell>
          <table:table-cell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style-name="ce85" office:value-type="string">
            <text:p>마나포션중</text:p>
          </table:table-cell>
          <table:table-cell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style-name="ce85" office:value-type="string">
            <text:p>마나포션대</text:p>
          </table:table-cell>
          <table:table-cell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style-name="ce85" office:value-type="string">
            <text:p>골드</text:p>
          </table:table-cell>
          <table:table-cell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ix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Mix_0</text:p>
          </table:table-cell>
          <table:table-cell table:style-name="ce85" office:value-type="string">
            <text:p>하급 활 조합서</text:p>
          </table:table-cell>
          <table:table-cell table:style-name="ce85" office:value-type="string">
            <text:p>하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1</text:p>
          </table:table-cell>
          <table:table-cell table:style-name="ce85" office:value-type="string">
            <text:p>중급 활 조합서</text:p>
          </table:table-cell>
          <table:table-cell table:style-name="ce85" office:value-type="string">
            <text:p>중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2</text:p>
          </table:table-cell>
          <table:table-cell table:style-name="ce85" office:value-type="string">
            <text:p>상급 활 조합서</text:p>
          </table:table-cell>
          <table:table-cell table:style-name="ce85" office:value-type="string">
            <text:p>상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3</text:p>
          </table:table-cell>
          <table:table-cell table:style-name="ce85" office:value-type="string">
            <text:p>고급 활 조합서</text:p>
          </table:table-cell>
          <table:table-cell table:style-name="ce85" office:value-type="string">
            <text:p>고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4</text:p>
          </table:table-cell>
          <table:table-cell table:style-name="ce85" office:value-type="string">
            <text:p>포션 조합서</text:p>
          </table:table-cell>
          <table:table-cell table:style-name="ce85" office:value-type="string">
            <text:p>포션 조합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tone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UP_STONE_0</text:p>
          </table:table-cell>
          <table:table-cell table:style-name="ce85" office:value-type="string">
            <text:p>일반 강화석</text:p>
          </table:table-cell>
          <table:table-cell table:style-name="ce85" office:value-type="string">
            <text:p>일반 강화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UP_STONE_1</text:p>
          </table:table-cell>
          <table:table-cell table:style-name="ce85" office:value-type="string">
            <text:p>고급 강화석</text:p>
          </table:table-cell>
          <table:table-cell table:style-name="ce85" office:value-type="string">
            <text:p>고급 강화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UP_STONE_2</text:p>
          </table:table-cell>
          <table:table-cell table:style-name="ce85" office:value-type="string">
            <text:p>최고급 강화석</text:p>
          </table:table-cell>
          <table:table-cell table:style-name="ce85" office:value-type="string">
            <text:p>최고급 강화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em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EM_STONE_0</text:p>
          </table:table-cell>
          <table:table-cell table:style-name="ce85" office:value-type="string">
            <text:p>하급가넷</text:p>
          </table:table-cell>
          <table:table-cell table:style-name="ce85" office:value-type="string">
            <text:p>하급가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</text:p>
          </table:table-cell>
          <table:table-cell table:style-name="ce85" office:value-type="string">
            <text:p>가넷</text:p>
          </table:table-cell>
          <table:table-cell table:style-name="ce85" office:value-type="string">
            <text:p>가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2</text:p>
          </table:table-cell>
          <table:table-cell table:style-name="ce85" office:value-type="string">
            <text:p>퍼플스타</text:p>
          </table:table-cell>
          <table:table-cell table:style-name="ce85" office:value-type="string">
            <text:p>퍼플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3</text:p>
          </table:table-cell>
          <table:table-cell table:style-name="ce85" office:value-type="string">
            <text:p>하급문스톤</text:p>
          </table:table-cell>
          <table:table-cell table:style-name="ce85" office:value-type="string">
            <text:p>하급문스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4</text:p>
          </table:table-cell>
          <table:table-cell table:style-name="ce85" office:value-type="string">
            <text:p>문스톤</text:p>
          </table:table-cell>
          <table:table-cell table:style-name="ce85" office:value-type="string">
            <text:p>문스톤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5</text:p>
          </table:table-cell>
          <table:table-cell table:style-name="ce85" office:value-type="string">
            <text:p>세일론</text:p>
          </table:table-cell>
          <table:table-cell table:style-name="ce85" office:value-type="string">
            <text:p>세일론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6</text:p>
          </table:table-cell>
          <table:table-cell table:style-name="ce85" office:value-type="string">
            <text:p>하급루비</text:p>
          </table:table-cell>
          <table:table-cell table:style-name="ce85" office:value-type="string">
            <text:p>하급루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7</text:p>
          </table:table-cell>
          <table:table-cell table:style-name="ce85" office:value-type="string">
            <text:p>루비</text:p>
          </table:table-cell>
          <table:table-cell table:style-name="ce85" office:value-type="string">
            <text:p>루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8</text:p>
          </table:table-cell>
          <table:table-cell table:style-name="ce85" office:value-type="string">
            <text:p>현자의 돌</text:p>
          </table:table-cell>
          <table:table-cell table:style-name="ce85" office:value-type="string">
            <text:p>현자의 돌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3">
          <table:table-cell table:style-name="ce78" office:value-type="string">
            <text:p>GEM_STONE_9</text:p>
          </table:table-cell>
          <table:table-cell table:style-name="ce85" office:value-type="string">
            <text:p>하급 에메랄드</text:p>
          </table:table-cell>
          <table:table-cell table:style-name="ce85" office:value-type="string">
            <text:p>하급 에메랄드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10</text:p>
          </table:table-cell>
          <table:table-cell table:style-name="ce85" office:value-type="string">
            <text:p>에메랄드</text:p>
          </table:table-cell>
          <table:table-cell table:style-name="ce85" office:value-type="string">
            <text:p>에메랄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1</text:p>
          </table:table-cell>
          <table:table-cell table:style-name="ce85" office:value-type="string">
            <text:p>샤이닝스톤</text:p>
          </table:table-cell>
          <table:table-cell table:style-name="ce85" office:value-type="string">
            <text:p>샤이닝스톤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12</text:p>
          </table:table-cell>
          <table:table-cell table:style-name="ce85" office:value-type="string">
            <text:p>땅의정령석</text:p>
          </table:table-cell>
          <table:table-cell table:style-name="ce85" office:value-type="string">
            <text:p>땅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3</text:p>
          </table:table-cell>
          <table:table-cell table:style-name="ce85" office:value-type="string">
            <text:p>물의정력석</text:p>
          </table:table-cell>
          <table:table-cell table:style-name="ce85" office:value-type="string">
            <text:p>물의정력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4</text:p>
          </table:table-cell>
          <table:table-cell table:style-name="ce85" office:value-type="string">
            <text:p>불의정령석</text:p>
          </table:table-cell>
          <table:table-cell table:style-name="ce85" office:value-type="string">
            <text:p>불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5</text:p>
          </table:table-cell>
          <table:table-cell table:style-name="ce85" office:value-type="string">
            <text:p>바람의정령석</text:p>
          </table:table-cell>
          <table:table-cell table:style-name="ce85" office:value-type="string">
            <text:p>바람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6</text:p>
          </table:table-cell>
          <table:table-cell table:style-name="ce85" office:value-type="string">
            <text:p>실피드석</text:p>
          </table:table-cell>
          <table:table-cell table:style-name="ce85" office:value-type="string">
            <text:p>실피드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7</text:p>
          </table:table-cell>
          <table:table-cell table:style-name="ce85" office:value-type="string">
            <text:p>이프리타석</text:p>
          </table:table-cell>
          <table:table-cell table:style-name="ce85" office:value-type="string">
            <text:p>이프리타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8</text:p>
          </table:table-cell>
          <table:table-cell table:style-name="ce85" office:value-type="string">
            <text:p>만능 정령석</text:p>
          </table:table-cell>
          <table:table-cell table:style-name="ce85" office:value-type="string">
            <text:p>만능 정령석</text:p>
          </table:table-cell>
          <table:table-cell table:number-columns-repeated="253"/>
        </table:table-row>
        <table:table-row table:style-name="ro2">
          <table:table-cell table:style-name="ce78"/>
          <table:table-cell table:style-name="ce85" table:number-columns-repeated="2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style-name="ce86" office:value-type="string">
            <text:p>낡은검</text:p>
          </table:table-cell>
          <table:table-cell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style-name="ce85" office:value-type="string">
            <text:p>세형검</text:p>
          </table:table-cell>
          <table:table-cell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style-name="ce85" office:value-type="string">
            <text:p>롱소드</text:p>
          </table:table-cell>
          <table:table-cell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style-name="ce85" office:value-type="string">
            <text:p>브로드소드</text:p>
          </table:table-cell>
          <table:table-cell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style-name="ce85" office:value-type="string">
            <text:p>종민참도</text:p>
          </table:table-cell>
          <table:table-cell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style-name="ce85" office:value-type="string">
            <text:p>커틀러스</text:p>
          </table:table-cell>
          <table:table-cell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style-name="ce85" office:value-type="string">
            <text:p>카타나</text:p>
          </table:table-cell>
          <table:table-cell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style-name="ce85" office:value-type="string">
            <text:p>펄션</text:p>
          </table:table-cell>
          <table:table-cell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style-name="ce85" office:value-type="string">
            <text:p>클레이모어</text:p>
          </table:table-cell>
          <table:table-cell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style-name="ce85" office:value-type="string">
            <text:p>글라디우스</text:p>
          </table:table-cell>
          <table:table-cell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style-name="ce85" office:value-type="string">
            <text:p>본국검</text:p>
          </table:table-cell>
          <table:table-cell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style-name="ce85" office:value-type="string">
            <text:p>진공검</text:p>
          </table:table-cell>
          <table:table-cell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style-name="ce87" office:value-type="string">
            <text:p>슈팅스타</text:p>
          </table:table-cell>
          <table:table-cell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style-name="ce87" office:value-type="string">
            <text:p>사인검</text:p>
          </table:table-cell>
          <table:table-cell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style-name="ce87" office:value-type="string">
            <text:p>야슈켈톤</text:p>
          </table:table-cell>
          <table:table-cell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style-name="ce87" office:value-type="string">
            <text:p>듀랜달</text:p>
          </table:table-cell>
          <table:table-cell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style-name="ce87" office:value-type="string">
            <text:p>바리사다</text:p>
          </table:table-cell>
          <table:table-cell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style-name="ce87" office:value-type="string">
            <text:p>용광검</text:p>
          </table:table-cell>
          <table:table-cell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style-name="ce87" office:value-type="string">
            <text:p>티르빙</text:p>
          </table:table-cell>
          <table:table-cell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style-name="ce87" office:value-type="string">
            <text:p>영지의꿈</text:p>
          </table:table-cell>
          <table:table-cell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style-name="ce87" office:value-type="string">
            <text:p>피란기</text:p>
          </table:table-cell>
          <table:table-cell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style-name="ce87" office:value-type="string">
            <text:p>엑스칼리버</text:p>
          </table:table-cell>
          <table:table-cell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style-name="ce85" office:value-type="string">
            <text:p>지크프리드</text:p>
          </table:table-cell>
          <table:table-cell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style-name="ce85" office:value-type="string">
            <text:p>낡은도끼</text:p>
          </table:table-cell>
          <table:table-cell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style-name="ce85" office:value-type="string">
            <text:p>무쇠도끼</text:p>
          </table:table-cell>
          <table:table-cell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style-name="ce85" office:value-type="string">
            <text:p>쌍도끼</text:p>
          </table:table-cell>
          <table:table-cell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style-name="ce85" office:value-type="string">
            <text:p>황금도끼</text:p>
          </table:table-cell>
          <table:table-cell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style-name="ce85" office:value-type="string">
            <text:p>배틀엑스</text:p>
          </table:table-cell>
          <table:table-cell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style-name="ce85" office:value-type="string">
            <text:p>블레이드본</text:p>
          </table:table-cell>
          <table:table-cell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style-name="ce85" office:value-type="string">
            <text:p>엘프의도끼</text:p>
          </table:table-cell>
          <table:table-cell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style-name="ce85" office:value-type="string">
            <text:p>엔젤헤이트</text:p>
          </table:table-cell>
          <table:table-cell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style-name="ce85" office:value-type="string">
            <text:p>그레이트엑스</text:p>
          </table:table-cell>
          <table:table-cell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style-name="ce85" office:value-type="string">
            <text:p>질풍도기</text:p>
          </table:table-cell>
          <table:table-cell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style-name="ce85" office:value-type="string">
            <text:p>염황도끼</text:p>
          </table:table-cell>
          <table:table-cell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style-name="ce85" office:value-type="string">
            <text:p>나찰도끼</text:p>
          </table:table-cell>
          <table:table-cell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style-name="ce85" office:value-type="string">
            <text:p>토마호크</text:p>
          </table:table-cell>
          <table:table-cell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style-name="ce85" office:value-type="string">
            <text:p>어쎄씬호크</text:p>
          </table:table-cell>
          <table:table-cell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style-name="ce87" office:value-type="string">
            <text:p>썬더엑스</text:p>
          </table:table-cell>
          <table:table-cell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style-name="ce87" office:value-type="string">
            <text:p>한우엑스</text:p>
          </table:table-cell>
          <table:table-cell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style-name="ce87" office:value-type="string">
            <text:p>천상의소리</text:p>
          </table:table-cell>
          <table:table-cell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style-name="ce87" office:value-type="string">
            <text:p>헬버드</text:p>
          </table:table-cell>
          <table:table-cell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style-name="ce87" office:value-type="string">
            <text:p>썬더버드</text:p>
          </table:table-cell>
          <table:table-cell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style-name="ce87" office:value-type="string">
            <text:p>영웅전설</text:p>
          </table:table-cell>
          <table:table-cell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style-name="ce87" office:value-type="string">
            <text:p>루시엔엑스</text:p>
          </table:table-cell>
          <table:table-cell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style-name="ce87" office:value-type="string">
            <text:p>엘시안엑스</text:p>
          </table:table-cell>
          <table:table-cell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style-name="ce87" office:value-type="string">
            <text:p>해븐드림</text:p>
          </table:table-cell>
          <table:table-cell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style-name="ce85" office:value-type="string">
            <text:p>샷건</text:p>
          </table:table-cell>
          <table:table-cell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style-name="ce85" office:value-type="string">
            <text:p>링건</text:p>
          </table:table-cell>
          <table:table-cell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style-name="ce85" office:value-type="string">
            <text:p>샤이닝건</text:p>
          </table:table-cell>
          <table:table-cell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style-name="ce85" office:value-type="string">
            <text:p>황금총</text:p>
          </table:table-cell>
          <table:table-cell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style-name="ce85" office:value-type="string">
            <text:p>은룡총</text:p>
          </table:table-cell>
          <table:table-cell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style-name="ce85" office:value-type="string">
            <text:p>오르골건</text:p>
          </table:table-cell>
          <table:table-cell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style-name="ce85" office:value-type="string">
            <text:p>망고총</text:p>
          </table:table-cell>
          <table:table-cell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style-name="ce85" office:value-type="string">
            <text:p>스킬건</text:p>
          </table:table-cell>
          <table:table-cell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style-name="ce85" office:value-type="string">
            <text:p>암살건</text:p>
          </table:table-cell>
          <table:table-cell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style-name="ce85" office:value-type="string">
            <text:p>잠행건</text:p>
          </table:table-cell>
          <table:table-cell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style-name="ce85" office:value-type="string">
            <text:p>페어리샷</text:p>
          </table:table-cell>
          <table:table-cell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style-name="ce85" office:value-type="string">
            <text:p>다이아몬드</text:p>
          </table:table-cell>
          <table:table-cell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style-name="ce87" office:value-type="string">
            <text:p>미스릴샷</text:p>
          </table:table-cell>
          <table:table-cell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style-name="ce87" office:value-type="string">
            <text:p>질풍건</text:p>
          </table:table-cell>
          <table:table-cell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style-name="ce87" office:value-type="string">
            <text:p>퓨링 1식</text:p>
          </table:table-cell>
          <table:table-cell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style-name="ce87" office:value-type="string">
            <text:p>광자력포</text:p>
          </table:table-cell>
          <table:table-cell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style-name="ce87" office:value-type="string">
            <text:p>퓨링 2식</text:p>
          </table:table-cell>
          <table:table-cell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style-name="ce87" office:value-type="string">
            <text:p>루시엔샷</text:p>
          </table:table-cell>
          <table:table-cell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style-name="ce85" office:value-type="string">
            <text:p>마관광살포</text:p>
          </table:table-cell>
          <table:table-cell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style-name="ce85" office:value-type="string">
            <text:p>녹슨오브</text:p>
          </table:table-cell>
          <table:table-cell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style-name="ce85" office:value-type="string">
            <text:p>낡은오브</text:p>
          </table:table-cell>
          <table:table-cell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style-name="ce85" office:value-type="string">
            <text:p>링오브</text:p>
          </table:table-cell>
          <table:table-cell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style-name="ce85" office:value-type="string">
            <text:p>헬스컬</text:p>
          </table:table-cell>
          <table:table-cell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style-name="ce85" office:value-type="string">
            <text:p>캣츠아이</text:p>
          </table:table-cell>
          <table:table-cell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style-name="ce85" office:value-type="string">
            <text:p>크리스</text:p>
          </table:table-cell>
          <table:table-cell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style-name="ce85" office:value-type="string">
            <text:p>맹고슈</text:p>
          </table:table-cell>
          <table:table-cell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style-name="ce85" office:value-type="string">
            <text:p>런들대거</text:p>
          </table:table-cell>
          <table:table-cell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style-name="ce85" office:value-type="string">
            <text:p>스틸레토</text:p>
          </table:table-cell>
          <table:table-cell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style-name="ce85" office:value-type="string">
            <text:p>칸자르</text:p>
          </table:table-cell>
          <table:table-cell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style-name="ce85" office:value-type="string">
            <text:p>잠비야</text:p>
          </table:table-cell>
          <table:table-cell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style-name="ce85" office:value-type="string">
            <text:p>페스카즈</text:p>
          </table:table-cell>
          <table:table-cell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style-name="ce87" office:value-type="string">
            <text:p>미스릴대거</text:p>
          </table:table-cell>
          <table:table-cell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style-name="ce87" office:value-type="string">
            <text:p>질풍단검</text:p>
          </table:table-cell>
          <table:table-cell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style-name="ce87" office:value-type="string">
            <text:p>포이즌대거</text:p>
          </table:table-cell>
          <table:table-cell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style-name="ce87" office:value-type="string">
            <text:p>카산드라</text:p>
          </table:table-cell>
          <table:table-cell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style-name="ce87" office:value-type="string">
            <text:p>데몬헌터</text:p>
          </table:table-cell>
          <table:table-cell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style-name="ce85" office:value-type="string">
            <text:p>미혹오브</text:p>
          </table:table-cell>
          <table:table-cell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style-name="ce85" office:value-type="string">
            <text:p>녹슨띠</text:p>
          </table:table-cell>
          <table:table-cell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style-name="ce85" office:value-type="string">
            <text:p>홀리스타</text:p>
          </table:table-cell>
          <table:table-cell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style-name="ce85" office:value-type="string">
            <text:p>용자의힘</text:p>
          </table:table-cell>
          <table:table-cell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style-name="ce85" office:value-type="string">
            <text:p>마전사목걸이</text:p>
          </table:table-cell>
          <table:table-cell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style-name="ce85" office:value-type="string">
            <text:p>고대의띠</text:p>
          </table:table-cell>
          <table:table-cell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style-name="ce85" office:value-type="string">
            <text:p>빛의심판</text:p>
          </table:table-cell>
          <table:table-cell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style-name="ce85" office:value-type="string">
            <text:p>정의의목걸이</text:p>
          </table:table-cell>
          <table:table-cell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style-name="ce85" office:value-type="string">
            <text:p>신뢰의띠</text:p>
          </table:table-cell>
          <table:table-cell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style-name="ce85" office:value-type="string">
            <text:p>녹슨반지</text:p>
          </table:table-cell>
          <table:table-cell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style-name="ce85" office:value-type="string">
            <text:p>수호반지</text:p>
          </table:table-cell>
          <table:table-cell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style-name="ce85" office:value-type="string">
            <text:p>홀리링</text:p>
          </table:table-cell>
          <table:table-cell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style-name="ce85" office:value-type="string">
            <text:p>고대의반지</text:p>
          </table:table-cell>
          <table:table-cell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style-name="ce85" office:value-type="string">
            <text:p>마전사반지</text:p>
          </table:table-cell>
          <table:table-cell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style-name="ce85" office:value-type="string">
            <text:p>샤이닝링</text:p>
          </table:table-cell>
          <table:table-cell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style-name="ce85" office:value-type="string">
            <text:p>극악반지</text:p>
          </table:table-cell>
          <table:table-cell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style-name="ce85" office:value-type="string">
            <text:p>신뢰반지</text:p>
          </table:table-cell>
          <table:table-cell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0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5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5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5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5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1">2009-10-31</text:date>, <text:time>23:1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6-12-14T14:26:19</meta:creation-date>
    <dc:date>2009-10-31T23:12:51.48</dc:date>
    <meta:editing-cycles>360</meta:editing-cycles>
    <meta:editing-duration>PT285H30M22S</meta:editing-duration>
    <meta:document-statistic meta:table-count="7" meta:cell-count="2624" meta:object-count="0"/>
    <meta:user-defined meta:name="Info 2"/>
    <meta:user-defined meta:name="Info 3"/>
    <meta:user-defined meta:name="Info 4"/>
    <meta:user-defined meta:name="Version">11.6568</meta:user-defined>
  </office:meta>
</office:document-meta>
</file>